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Impl.getPar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Impl.getPart( String par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Impl.make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getHeaderPar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ssageImpl.setPart( String partName , Element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Impl.getHeaderPart( String par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Impl.setHeaderPart( String name , Element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Impl.checkWri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Impl.setHeaderPart( String name , String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